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3.1681in"/>
    </style:style>
    <style:style style:name="co4" style:family="table-column">
      <style:table-column-properties fo:break-before="auto" style:column-width="2.5453in"/>
    </style:style>
    <style:style style:name="co5" style:family="table-column">
      <style:table-column-properties fo:break-before="auto" style:column-width="3.2445in"/>
    </style:style>
    <style:style style:name="co6" style:family="table-column">
      <style:table-column-properties fo:break-before="auto" style:column-width="3.3902in"/>
    </style:style>
    <style:style style:name="co7" style:family="table-column">
      <style:table-column-properties fo:break-before="auto" style:column-width="3.3571in"/>
    </style:style>
    <style:style style:name="co8" style:family="table-column">
      <style:table-column-properties fo:break-before="auto" style:column-width="1.2409in"/>
    </style:style>
    <style:style style:name="co9" style:family="table-column">
      <style:table-column-properties fo:break-before="auto" style:column-width="0.7091in"/>
    </style:style>
    <style:style style:name="co10" style:family="table-column">
      <style:table-column-properties fo:break-before="auto" style:column-width="2.0492in"/>
    </style:style>
    <style:style style:name="co11" style:family="table-column">
      <style:table-column-properties fo:break-before="auto" style:column-width="3.2134in"/>
    </style:style>
    <style:style style:name="co12" style:family="table-column">
      <style:table-column-properties fo:break-before="auto" style:column-width="1.4181in"/>
    </style:style>
    <style:style style:name="co14" style:family="table-column">
      <style:table-column-properties fo:break-before="auto" style:column-width="1.0862in"/>
    </style:style>
    <style:style style:name="co15" style:family="table-column">
      <style:table-column-properties fo:break-before="auto" style:column-width="1.6508in"/>
    </style:style>
    <style:style style:name="ro10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1.3984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4866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209in" fo:break-before="auto" style:use-optimal-row-height="false"/>
    </style:style>
    <style:style style:name="ro13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>
      <style:text-properties fo:color="#000000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c0c0c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Excel_20_Built-in_20_Normal">
      <style:table-cell-properties fo:background-color="#c0c0c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Excel_20_Built-in_20_Normal">
      <style:table-cell-properties fo:background-color="#c0c0c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ext-properties fo:color="#000000" style:font-name="Times New Roman" fo:font-size="12pt" style:font-size-asian="12pt" style:font-size-complex="12pt"/>
    </style:style>
    <style:style style:name="ce12" style:family="table-cell" style:parent-style-name="Default">
      <style:text-properties fo:color="#ff0000"/>
    </style:style>
    <style:style style:name="ce13" style:family="table-cell" style:parent-style-name="Excel_20_Built-in_20_Normal" style:data-style-name="N5037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fo:background-color="#c0c0c0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20_Built-in_20_Normal" style:data-style-name="N5122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</office:automatic-styles>
  <office:body>
    <office:spreadsheet>
      <table:table table:name="Test Cases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44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15" table:default-cell-style-name="ce1"/>
        <table:table-column table:style-name="co9" table:number-columns-repeated="245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15" table:default-cell-style-name="ce1"/>
        <table:table-column table:style-name="co9" table:number-columns-repeated="245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15" table:default-cell-style-name="ce1"/>
        <table:table-column table:style-name="co9" table:number-columns-repeated="245" table:default-cell-style-name="ce1"/>
        <table:table-column table:style-name="co2" table:default-cell-style-name="ce1"/>
        <table:table-column table:style-name="co10" table:default-cell-style-name="ce1"/>
        <table:table-column table:style-name="co10" table:default-cell-style-name="ce3"/>
        <table:table-row table:style-name="ro2">
          <table:table-cell table:number-columns-repeated="7"/>
          <table:table-cell table:style-name="ce19" table:number-columns-repeated="2"/>
          <table:table-cell table:number-columns-repeated="1015"/>
        </table:table-row>
        <table:table-row table:style-name="ro3">
          <table:table-cell table:style-name="ce2"/>
          <table:table-cell table:style-name="ce7" office:value-type="string">
            <text:p>Field Validations</text:p>
          </table:table-cell>
          <table:table-cell table:style-name="ce2" office:value-type="string">
            <text:p>Add/Edit Form</text:p>
          </table:table-cell>
          <table:table-cell table:style-name="ce2"/>
          <table:table-cell table:style-name="ce15"/>
          <table:table-cell table:style-name="ce2" table:number-columns-repeated="6"/>
          <table:table-cell table:number-columns-repeated="1013"/>
        </table:table-row>
        <table:table-row table:style-name="ro4">
          <table:table-cell table:style-name="ce3" table:number-columns-repeated="11"/>
          <table:table-cell table:number-columns-repeated="1013"/>
        </table:table-row>
        <table:table-row table:style-name="ro5">
          <table:table-cell table:style-name="ce4" office:value-type="string">
            <text:p>TC_ID</text:p>
          </table:table-cell>
          <table:table-cell table:style-name="ce8" office:value-type="string">
            <text:p>FIELD NAME</text:p>
          </table:table-cell>
          <table:table-cell table:style-name="ce4" office:value-type="string">
            <text:p>PRE-CONDITION</text:p>
          </table:table-cell>
          <table:table-cell table:style-name="ce4" office:value-type="string">
            <text:p>TESTCASE DESCRIPTION</text:p>
          </table:table-cell>
          <table:table-cell table:style-name="ce4" office:value-type="string">
            <text:p>INPUTS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ACTUAL OUTPUT</text:p>
          </table:table-cell>
          <table:table-cell table:style-name="ce4" office:value-type="string">
            <text:p>DATE</text:p>
          </table:table-cell>
          <table:table-cell table:style-name="ce20" office:value-type="string">
            <text:p>Local</text:p>
          </table:table-cell>
          <table:table-cell table:style-name="ce4" table:number-columns-repeated="2"/>
          <table:table-cell table:number-columns-repeated="1013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Testimonial Name</text:p>
          </table:table-cell>
          <table:table-cell office:value-type="string">
            <text:p>Add-Edit Permission</text:p>
          </table:table-cell>
          <table:table-cell office:value-type="string">
            <text:p>Validate (required )</text:p>
          </table:table-cell>
          <table:table-cell office:value-type="string">
            <text:p>Blank Field</text:p>
          </table:table-cell>
          <table:table-cell office:value-type="string">
            <text:p>Error Message for required field</text:p>
          </table:table-cell>
          <table:table-cell table:style-name="ce19" office:value-type="string">
            <text:p>Display Error message for Required Field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3"/>
          <table:table-cell table:style-name="ce3"/>
          <table:table-cell/>
        </table:table-row>
        <table:table-row table:style-name="ro6">
          <table:table-cell table:number-columns-repeated="3"/>
          <table:table-cell office:value-type="string">
            <text:p>max and min length</text:p>
          </table:table-cell>
          <table:table-cell office:value-type="string">
            <text:p>abcd............more than 100chars</text:p>
          </table:table-cell>
          <table:table-cell office:value-type="string">
            <text:p>Error Message for maximum length field</text:p>
          </table:table-cell>
          <table:table-cell office:value-type="string">
            <text:p>Display Error Message for maximum length field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Testimonial <text:s/>Description</text:p>
          </table:table-cell>
          <table:table-cell office:value-type="string">
            <text:p>Add-Edit Permission</text:p>
          </table:table-cell>
          <table:table-cell office:value-type="string">
            <text:p>Validate (required)</text:p>
          </table:table-cell>
          <table:table-cell office:value-type="string">
            <text:p>Blank Field</text:p>
          </table:table-cell>
          <table:table-cell office:value-type="string">
            <text:p>Error Message for required field</text:p>
          </table:table-cell>
          <table:table-cell table:style-name="ce19" office:value-type="string">
            <text:p>Display Error message for Required Field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string">
            <text:p><text:s/>max and min length</text:p>
          </table:table-cell>
          <table:table-cell office:value-type="string">
            <text:p>a</text:p>
          </table:table-cell>
          <table:table-cell office:value-type="string">
            <text:p>Error Message minimum length field</text:p>
          </table:table-cell>
          <table:table-cell office:value-type="string">
            <text:p>Display Error Message minimum length field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string">
            <text:p>Limit Words</text:p>
          </table:table-cell>
          <table:table-cell office:value-type="string">
            <text:p>test test test.........more than 30 words</text:p>
          </table:table-cell>
          <table:table-cell table:number-columns-repeated="2" office:value-type="string">
            <text:p>display.......only 10 words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string">
            <text:p>Limit Lines</text:p>
          </table:table-cell>
          <table:table-cell office:value-type="string">
            <text:p>test </text:p>
            <text:p>Test</text:p>
            <text:p>Test</text:p>
            <text:p>Test</text:p>
            <text:p>test</text:p>
            <text:p>Test</text:p>
            <text:p>Test</text:p>
          </table:table-cell>
          <table:table-cell office:value-type="string">
            <text:p>Display only 3 lines</text:p>
            <text:p>test</text:p>
            <text:p>Test</text:p>
            <text:p>Test</text:p>
          </table:table-cell>
          <table:table-cell office:value-type="string">
            <text:p>Display only 3 lines</text:p>
            <text:p>test</text:p>
            <text:p>Test</text:p>
            <text:p>Test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Testimonial Slug</text:p>
          </table:table-cell>
          <table:table-cell office:value-type="string">
            <text:p>Add-Edit Permission</text:p>
          </table:table-cell>
          <table:table-cell office:value-type="string">
            <text:p>Validate (required)</text:p>
          </table:table-cell>
          <table:table-cell office:value-type="string">
            <text:p>Blank Field</text:p>
          </table:table-cell>
          <table:table-cell office:value-type="string">
            <text:p>Error Message for required field</text:p>
          </table:table-cell>
          <table:table-cell table:style-name="ce19" office:value-type="string">
            <text:p>Display Error message for Required Field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string">
            <text:p><text:s/>max and min length</text:p>
          </table:table-cell>
          <table:table-cell office:value-type="string">
            <text:p>a</text:p>
          </table:table-cell>
          <table:table-cell office:value-type="string">
            <text:p>Error Message minimum length field</text:p>
          </table:table-cell>
          <table:table-cell office:value-type="string">
            <text:p>Display Error Message minimum length field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test slug</text:p>
          </table:table-cell>
          <table:table-cell office:value-type="string">
            <text:p>accept only slugify word</text:p>
          </table:table-cell>
          <table:table-cell office:value-type="string">
            <text:p>Test-slug</text:p>
          </table:table-cell>
          <table:table-cell table:number-columns-repeated="2" office:value-type="string">
            <text:p>Accepted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test slug</text:p>
          </table:table-cell>
          <table:table-cell office:value-type="string">
            <text:p>accept only slugify word</text:p>
          </table:table-cell>
          <table:table-cell office:value-type="string">
            <text:p>test slug</text:p>
          </table:table-cell>
          <table:table-cell office:value-type="string">
            <text:p>Error Message for validate slug</text:p>
          </table:table-cell>
          <table:table-cell office:value-type="string">
            <text:p>Accept only without space entry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Logo</text:p>
          </table:table-cell>
          <table:table-cell office:value-type="string">
            <text:p>Add-Edit Permission</text:p>
          </table:table-cell>
          <table:table-cell office:value-type="string">
            <text:p>Validate (file type)</text:p>
          </table:table-cell>
          <table:table-cell office:value-type="string">
            <text:p>upload demo.txt file</text:p>
          </table:table-cell>
          <table:table-cell office:value-type="string">
            <text:p>error for file type not accepted</text:p>
          </table:table-cell>
          <table:table-cell office:value-type="string">
            <text:p>Error for file type is not allowed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Error is not in proper format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5" office:value-type="string">
            <text:p>Company Name </text:p>
          </table:table-cell>
          <table:table-cell table:style-name="ce5" office:value-type="string">
            <text:p>Add-Edit Permission</text:p>
          </table:table-cell>
          <table:table-cell table:number-columns-repeated="4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Website</text:p>
          </table:table-cell>
          <table:table-cell office:value-type="string">
            <text:p>Add-Edit Permission</text:p>
          </table:table-cell>
          <table:table-cell office:value-type="string">
            <text:p>Validate (url) </text:p>
          </table:table-cell>
          <table:table-cell office:value-type="string">
            <text:p><text:a xlink:href="http://www.demo.com/">www.demo.com</text:a></text:p>
          </table:table-cell>
          <table:table-cell office:value-type="string">
            <text:p>Error Message for valid url</text:p>
          </table:table-cell>
          <table:table-cell table:style-name="ce19" office:value-type="string">
            <text:p>Display Error message for Validate Url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4"/>
          <table:table-cell office:value-type="string">
            <text:p><text:a xlink:href="http://www.demo.com/">http://www.demo.com</text:a></text:p>
          </table:table-cell>
          <table:table-cell table:number-columns-repeated="2" office:value-type="string">
            <text:p>Accepted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Video Type</text:p>
          </table:table-cell>
          <table:table-cell office:value-type="string">
            <text:p>Add-Edit Permission</text:p>
          </table:table-cell>
          <table:table-cell office:value-type="string">
            <text:p>Hide and Show fields according to type selected</text:p>
          </table:table-cell>
          <table:table-cell office:value-type="string">
            <text:p>select file from drop down</text:p>
          </table:table-cell>
          <table:table-cell table:number-columns-repeated="2" office:value-type="string">
            <text:p>Get browse option for upload file</text:p>
          </table:table-cell>
          <table:table-cell table:style-name="ce19"/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elect youtube from drop down</text:p>
          </table:table-cell>
          <table:table-cell table:number-columns-repeated="2" office:value-type="string">
            <text:p>Get text field for adding source file</text:p>
          </table:table-cell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Video Source</text:p>
          </table:table-cell>
          <table:table-cell office:value-type="string">
            <text:p>Add-Edit Permission</text:p>
          </table:table-cell>
          <table:table-cell office:value-type="string">
            <text:p>Validate (url) </text:p>
          </table:table-cell>
          <table:table-cell office:value-type="string">
            <text:p><text:a xlink:href="http://www.demo.com/">www.demo.com</text:a></text:p>
          </table:table-cell>
          <table:table-cell office:value-type="string">
            <text:p>Error Message for valid url</text:p>
          </table:table-cell>
          <table:table-cell table:style-name="ce19" office:value-type="string">
            <text:p>Display Error message for Validate Url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4"/>
          <table:table-cell office:value-type="string">
            <text:p><text:a xlink:href="http://www.demo.com/">http://www.demo.com</text:a></text:p>
          </table:table-cell>
          <table:table-cell table:number-columns-repeated="2" office:value-type="string">
            <text:p>Accepted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Status</text:p>
          </table:table-cell>
          <table:table-cell office:value-type="string">
            <text:p>Add-Edit Permission</text:p>
          </table:table-cell>
          <table:table-cell office:value-type="string">
            <text:p>tetsimonial view at front side according to status</text:p>
          </table:table-cell>
          <table:table-cell office:value-type="string">
            <text:p>select publish as status</text:p>
          </table:table-cell>
          <table:table-cell table:style-name="ce18" office:value-type="string">
            <text:p>display <text:span text:style-name="T1">testimonial </text:span>at front side</text:p>
          </table:table-cell>
          <table:table-cell office:value-type="string">
            <text:p>display <text:span text:style-name="T1">testimonial</text:span> at front side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4"/>
          <table:table-cell office:value-type="string">
            <text:p>select unpublish as status</text:p>
          </table:table-cell>
          <table:table-cell office:value-type="string">
            <text:p>not display <text:span text:style-name="T1">testimonial</text:span> at front side</text:p>
          </table:table-cell>
          <table:table-cell office:value-type="string">
            <text:p>not display <text:span text:style-name="T1">testimonial</text:span> at front side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8">
          <table:table-cell table:style-name="ce5" office:value-type="float" office:value="10">
            <text:p>10</text:p>
          </table:table-cell>
          <table:table-cell table:style-name="ce5" office:value-type="string">
            <text:p>Captcha</text:p>
          </table:table-cell>
          <table:table-cell table:style-name="ce5"/>
          <table:table-cell table:style-name="ce5" office:value-type="string">
            <text:p>Validate (required )</text:p>
            <text:p/>
          </table:table-cell>
          <table:table-cell table:style-name="ce16" office:value-type="string">
            <text:p>Blank Field</text:p>
          </table:table-cell>
          <table:table-cell table:style-name="ce5" office:value-type="string">
            <text:p>Error Message for required field</text:p>
          </table:table-cell>
          <table:table-cell/>
          <table:table-cell table:style-name="ce19"/>
          <table:table-cell table:number-columns-repeated="1016"/>
        </table:table-row>
        <table:table-row table:style-name="ro6">
          <table:table-cell table:style-name="ce5" table:number-columns-repeated="3"/>
          <table:table-cell table:style-name="ce5" office:value-type="string">
            <text:p>Captcha word-JHGBJ</text:p>
          </table:table-cell>
          <table:table-cell table:style-name="ce16" office:value-type="string">
            <text:p>GGHBN</text:p>
          </table:table-cell>
          <table:table-cell table:style-name="ce5" office:value-type="string">
            <text:p>Error message for fields do not match</text:p>
          </table:table-cell>
          <table:table-cell/>
          <table:table-cell table:style-name="ce13"/>
          <table:table-cell table:number-columns-repeated="1016"/>
        </table:table-row>
        <table:table-row table:style-name="ro9">
          <table:table-cell table:style-name="ce6"/>
          <table:table-cell table:style-name="ce9" office:value-type="string">
            <text:p>General Test Cases</text:p>
          </table:table-cell>
          <table:table-cell table:style-name="ce10" table:number-columns-repeated="2"/>
          <table:table-cell table:style-name="ce17"/>
          <table:table-cell table:style-name="ce10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style-name="ce4" office:value-type="string">
            <text:p>TC_ID</text:p>
          </table:table-cell>
          <table:table-cell table:style-name="ce4" office:value-type="string">
            <text:p>PRE-CONDITION</text:p>
          </table:table-cell>
          <table:table-cell table:style-name="ce4" office:value-type="string">
            <text:p>TESTCASE DESCRIPTION</text:p>
          </table:table-cell>
          <table:table-cell table:style-name="ce4" office:value-type="string">
            <text:p>INPUTS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ACTUAL OUTPUT</text:p>
          </table:table-cell>
          <table:table-cell table:style-name="ce4" office:value-type="string">
            <text:p>DATE</text:p>
          </table:table-cell>
          <table:table-cell table:style-name="ce20" office:value-type="string">
            <text:p>Local</text:p>
          </table:table-cell>
          <table:table-cell table:style-name="ce4" office:value-type="string">
            <text:p>TC_ID</text:p>
          </table:table-cell>
          <table:table-cell table:style-name="ce4" office:value-type="string">
            <text:p>PRE-CONDITION</text:p>
          </table:table-cell>
          <table:table-cell table:number-columns-repeated="1012"/>
          <table:table-cell table:style-name="ce3"/>
          <table:table-cell/>
        </table:table-row>
        <table:table-row table:style-name="ro2">
          <table:table-cell table:number-columns-repeated="1024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CK -Editor</text:p>
          </table:table-cell>
          <table:table-cell office:value-type="string">
            <text:p>on language tabs change load ckeidtor</text:p>
          </table:table-cell>
          <table:table-cell office:value-type="string">
            <text:p>change tabs from english to spanish</text:p>
          </table:table-cell>
          <table:table-cell table:number-columns-repeated="2" office:value-type="string">
            <text:p>load ck editor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Add-Edit and Delete Permission</text:p>
          </table:table-cell>
          <table:table-cell table:style-name="ce11" office:value-type="string">
            <text:p>all buttons working for bulk actions</text:p>
          </table:table-cell>
          <table:table-cell office:value-type="string">
            <text:p>Click on delete button</text:p>
          </table:table-cell>
          <table:table-cell office:value-type="string">
            <text:p>alert for select atleast one record</text:p>
          </table:table-cell>
          <table:table-cell table:style-name="ce14" office:value-type="string">
            <text:p>alert for select atleast one record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Select check box of record</text:p>
          </table:table-cell>
          <table:table-cell table:style-name="ce11"/>
          <table:table-cell office:value-type="string">
            <text:p>Click on publish button</text:p>
          </table:table-cell>
          <table:table-cell office:value-type="string">
            <text:p>publish selected entries</text:p>
          </table:table-cell>
          <table:table-cell table:style-name="ce14" office:value-type="string">
            <text:p>publish selected entries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Select check box of record</text:p>
          </table:table-cell>
          <table:table-cell table:style-name="ce11"/>
          <table:table-cell office:value-type="string">
            <text:p>Click on unpublish button</text:p>
          </table:table-cell>
          <table:table-cell office:value-type="string">
            <text:p>unpublish selected entries</text:p>
          </table:table-cell>
          <table:table-cell table:style-name="ce14" office:value-type="string">
            <text:p>unpublish selected entries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11"/>
          <table:table-cell office:value-type="string">
            <text:p>Click on publish all <text:s/>button</text:p>
          </table:table-cell>
          <table:table-cell office:value-type="string">
            <text:p>publish all testimonials</text:p>
          </table:table-cell>
          <table:table-cell table:style-name="ce14" office:value-type="string">
            <text:p>publish all testimonials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lick on un publish all button</text:p>
          </table:table-cell>
          <table:table-cell office:value-type="string">
            <text:p>unpublish all testimonials</text:p>
          </table:table-cell>
          <table:table-cell table:style-name="ce14" office:value-type="string">
            <text:p>unpublish all testimonials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one record added from front side by jignesh vaja</text:p>
          </table:table-cell>
          <table:table-cell office:value-type="string">
            <text:p>E-mail Check</text:p>
          </table:table-cell>
          <table:table-cell office:value-type="string">
            <text:p>Publish <text:s/>testimonial added by jignesh vaja</text:p>
          </table:table-cell>
          <table:table-cell office:value-type="string">
            <text:p>mail sent to <text:a xlink:href="mailto:jignesh.vaja@sparsh.com">jignesh.vaja@sparsh.com</text:a></text:p>
          </table:table-cell>
          <table:table-cell table:style-name="ce14" office:value-type="string">
            <text:p>mail sent to <text:a xlink:href="mailto:jignesh.vaja@sparsh.com">jignesh.vaja@sparsh.com</text:a>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Drop-Down select Search By Name</text:p>
          </table:table-cell>
          <table:table-cell office:value-type="string">
            <text:p>Searching Results</text:p>
          </table:table-cell>
          <table:table-cell table:style-name="Default" office:value-type="string">
            <text:p>testimonial</text:p>
          </table:table-cell>
          <table:table-cell office:value-type="string">
            <text:p>Display all records which contain testimonial as title</text:p>
          </table:table-cell>
          <table:table-cell table:style-name="ce14" office:value-type="string">
            <text:p>Display all records which contain testimonial as title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<text:s/>name added – testimonial</text:p>
          </table:table-cell>
          <table:table-cell/>
          <table:table-cell table:style-name="Default"/>
          <table:table-cell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4"/>
          <table:table-cell table:number-columns-repeated="1018"/>
        </table:table-row>
        <table:table-row table:style-name="ro13">
          <table:table-cell/>
          <table:table-cell office:value-type="string">
            <text:p>Drop-Down select Search By Person Name</text:p>
          </table:table-cell>
          <table:table-cell office:value-type="string">
            <text:p>Searching Results</text:p>
          </table:table-cell>
          <table:table-cell table:style-name="Default" office:value-type="string">
            <text:p>suketu</text:p>
          </table:table-cell>
          <table:table-cell office:value-type="string">
            <text:p>Display all records which contain suketu <text:s/>as Person name</text:p>
          </table:table-cell>
          <table:table-cell table:style-name="ce14" office:value-type="string">
            <text:p>Display all records which contain suketu <text:s/>as Person name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2">
          <table:table-cell/>
          <table:table-cell table:style-name="Default" office:value-type="string">
            <text:p>Person Name added – suketu parikh</text:p>
          </table:table-cell>
          <table:table-cell/>
          <table:table-cell table:style-name="Default"/>
          <table:table-cell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4"/>
          <table:table-cell table:number-columns-repeated="1018"/>
        </table:table-row>
        <table:table-row table:style-name="ro8">
          <table:table-cell/>
          <table:table-cell office:value-type="string">
            <text:p>Drop-Down select Search By Company name</text:p>
          </table:table-cell>
          <table:table-cell office:value-type="string">
            <text:p>Searching Results</text:p>
          </table:table-cell>
          <table:table-cell table:style-name="ce12" office:value-type="string">
            <text:p>Tatvasoft</text:p>
          </table:table-cell>
          <table:table-cell table:style-name="ce16" office:value-type="string">
            <text:p>Display all records which contain tatvasoft <text:s/>as Company name</text:p>
          </table:table-cell>
          <table:table-cell table:style-name="ce16" office:value-type="string">
            <text:p>Display all records which contain tatvasoft <text:s/>as Company name</text:p>
          </table:table-cell>
          <table:table-cell table:style-name="ce19" office:value-type="date" office:date-value="2013-11-20">
            <text:p>11/20/2013</text:p>
          </table:table-cell>
          <table:table-cell table:number-columns-repeated="1017"/>
        </table:table-row>
        <table:table-row table:style-name="ro2">
          <table:table-cell/>
          <table:table-cell table:style-name="Default" office:value-type="string">
            <text:p>Company name added – TatvaSoft</text:p>
          </table:table-cell>
          <table:table-cell/>
          <table:table-cell table:style-name="Default"/>
          <table:table-cell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8">
          <table:table-cell/>
          <table:table-cell office:value-type="string">
            <text:p>Record added for 10/11/13</text:p>
          </table:table-cell>
          <table:table-cell office:value-type="string">
            <text:p>Searching Results by from date</text:p>
          </table:table-cell>
          <table:table-cell table:style-name="ce13" office:value-type="date" office:date-value="2013-10-11">
            <text:p>10/11/13</text:p>
          </table:table-cell>
          <table:table-cell office:value-type="string">
            <text:p>Display all <text:span text:style-name="T1">testimonials</text:span> which<text:span text:style-name="T1"> are posted on </text:span><text:span text:style-name="T1">and after</text:span> 10/11/13 </text:p>
          </table:table-cell>
          <table:table-cell table:style-name="ce14" office:value-type="string">
            <text:p>Display all<text:span text:style-name="T1"> testimonials</text:span> which <text:span text:style-name="T1">are posted on </text:span><text:span text:style-name="T1">and after</text:span> 10/11/13 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8">
          <table:table-cell/>
          <table:table-cell office:value-type="string">
            <text:p><text:s/>Record is not <text:s/>added on 10/12/2013</text:p>
          </table:table-cell>
          <table:table-cell office:value-type="string">
            <text:p>Searching Results by To date</text:p>
          </table:table-cell>
          <table:table-cell table:style-name="ce13" office:value-type="date" office:date-value="2013-10-12">
            <text:p>10/12/13</text:p>
          </table:table-cell>
          <table:table-cell table:style-name="ce16" office:value-type="string">
            <text:p>Display all testimonials which are posted <text:s/>before 10/12/13 </text:p>
          </table:table-cell>
          <table:table-cell table:style-name="ce16" office:value-type="string">
            <text:p>Display all testimonials which are posted <text:s/>before 10/12/13 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8">
          <table:table-cell/>
          <table:table-cell office:value-type="string">
            <text:p>Record added for 10/11/13 to 10/12/2013</text:p>
          </table:table-cell>
          <table:table-cell office:value-type="string">
            <text:p>Searching Results between from date and <text:s/>to date</text:p>
          </table:table-cell>
          <table:table-cell office:value-type="string">
            <text:p>From date-10/11/13</text:p>
          </table:table-cell>
          <table:table-cell office:value-type="string">
            <text:p>Display all events <text:span text:style-name="T1">which are posted between</text:span> 10/11/13 and <text:s/>10/12/2013</text:p>
          </table:table-cell>
          <table:table-cell table:style-name="ce14" office:value-type="string">
            <text:p>Display all events <text:span text:style-name="T1">which are posted between</text:span> 10/11/13 and <text:s/>10/12/2013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to date -10/12/201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None</text:p>
          </table:table-cell>
          <table:table-cell office:value-type="string">
            <text:p>Sorting Results</text:p>
          </table:table-cell>
          <table:table-cell office:value-type="string">
            <text:p>Click on Title</text:p>
          </table:table-cell>
          <table:table-cell office:value-type="string">
            <text:p>Display<text:span text:style-name="T1"> records </text:span>sorted <text:span text:style-name="T1">by </text:span>Titles </text:p>
          </table:table-cell>
          <table:table-cell table:style-name="ce14" office:value-type="string">
            <text:p>Display<text:span text:style-name="T1"> records </text:span>sorted <text:span text:style-name="T1">by </text:span>Titles 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lick on Person name</text:p>
          </table:table-cell>
          <table:table-cell office:value-type="string">
            <text:p>Display <text:span text:style-name="T1">records </text:span>sorted <text:span text:style-name="T1">by</text:span> <text:span text:style-name="T1">Person name</text:span></text:p>
          </table:table-cell>
          <table:table-cell table:style-name="ce14" office:value-type="string">
            <text:p>Display <text:span text:style-name="T1">records </text:span>sorted <text:span text:style-name="T1">by</text:span> <text:span text:style-name="T1">Person name</text:span>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lick on Company Name</text:p>
          </table:table-cell>
          <table:table-cell office:value-type="string">
            <text:p>Display <text:span text:style-name="T1">records</text:span> sorted <text:span text:style-name="T1">by Company Name</text:span> </text:p>
          </table:table-cell>
          <table:table-cell table:style-name="ce14" office:value-type="string">
            <text:p>Display <text:span text:style-name="T1">records</text:span> sorted <text:span text:style-name="T1">by Company Name</text:span> 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lick on Category</text:p>
          </table:table-cell>
          <table:table-cell office:value-type="string">
            <text:p>Display <text:span text:style-name="T1">records </text:span>sorted<text:span text:style-name="T1"> by Category</text:span></text:p>
          </table:table-cell>
          <table:table-cell table:style-name="ce14" office:value-type="string">
            <text:p>Display <text:span text:style-name="T1">records </text:span>sorted<text:span text:style-name="T1"> by Category</text:span>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lick on Slug</text:p>
          </table:table-cell>
          <table:table-cell table:style-name="ce16" office:value-type="string">
            <text:p>Display <text:span text:style-name="T1">records </text:span>sorted by Slug</text:p>
          </table:table-cell>
          <table:table-cell table:style-name="ce16" office:value-type="string">
            <text:p>Display <text:span text:style-name="T1">records </text:span>sorted by Slu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>
            <text:p>Click on Status</text:p>
          </table:table-cell>
          <table:table-cell table:style-name="ce16" office:value-type="string">
            <text:p>Display <text:span text:style-name="T1">records </text:span>sorted by status</text:p>
          </table:table-cell>
          <table:table-cell table:style-name="ce16" office:value-type="string">
            <text:p>Display <text:span text:style-name="T1">records </text:span>sorted by status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>
            <text:p>Click on Date</text:p>
          </table:table-cell>
          <table:table-cell table:style-name="ce16" office:value-type="string">
            <text:p>Display <text:span text:style-name="T1">records</text:span> sorted by Date</text:p>
          </table:table-cell>
          <table:table-cell table:style-name="ce16" office:value-type="string">
            <text:p>Display <text:span text:style-name="T1">records </text:span>sorted by Dat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None</text:p>
          </table:table-cell>
          <table:table-cell office:value-type="string">
            <text:p>Search By category</text:p>
          </table:table-cell>
          <table:table-cell office:value-type="string">
            <text:p>Select Sport as category from drop down</text:p>
          </table:table-cell>
          <table:table-cell office:value-type="string">
            <text:p>display all records under sport category</text:p>
          </table:table-cell>
          <table:table-cell table:style-name="ce14" office:value-type="string">
            <text:p>display all records under sport category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None</text:p>
          </table:table-cell>
          <table:table-cell office:value-type="string">
            <text:p>Search By status</text:p>
          </table:table-cell>
          <table:table-cell office:value-type="string">
            <text:p>Select Sport as publish from drop down</text:p>
          </table:table-cell>
          <table:table-cell office:value-type="string">
            <text:p>display all records which are published</text:p>
          </table:table-cell>
          <table:table-cell table:style-name="ce14" office:value-type="string">
            <text:p>display all records which are published</text:p>
          </table:table-cell>
          <table:table-cell table:style-name="ce19" office:value-type="date" office:date-value="2013-11-20">
            <text:p>11/20/2013</text:p>
          </table:table-cell>
          <table:table-cell office:value-type="string">
            <text:p>Pass</text:p>
          </table:table-cell>
          <table:table-cell table:number-columns-repeated="1016"/>
        </table:table-row>
        <table:table-row table:style-name="ro2" table:number-rows-repeated="65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11/20/2013</text:date>, <text:time>15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18T17:55:57.48</meta:creation-date>
    <dc:date>2013-11-20T15:23:53.67</dc:date>
    <meta:editing-duration>PT10H48M38S</meta:editing-duration>
    <meta:editing-cycles>43</meta:editing-cycles>
    <meta:generator>OpenOffice.org/3.2$Win32 OpenOffice.org_project/320m18$Build-9502</meta:generator>
    <meta:document-statistic meta:table-count="3" meta:cell-count="304" meta:object-count="0"/>
  </office:meta>
</office:document-meta>
</file>